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1.000000000000000pt"/>
    </style:style>
    <style:style style:name="T9" style:family="text">
      <style:text-properties fo:font-size="10.000000000000000pt"/>
    </style:style>
    <style:style style:name="T10" style:family="text">
      <style:text-properties fo:font-size="11.000000000000000pt" fo:font-weight="bold"/>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size="12.000000000000000pt"/>
    </style:style>
    <style:style style:name="T45" style:family="text">
      <style:text-properties fo:font-family="宋体" fo:font-weight="bold"/>
    </style:style>
    <style:style style:name="T46" style:family="text">
      <style:text-properties fo:font-family="宋体" fo:font-size="10.000000000000000pt"/>
    </style:style>
    <style:style style:name="T47" style:family="text">
      <style:text-properties fo:font-family="仿宋" fo:font-size="12.000000000000000pt"/>
    </style:style>
    <style:style style:name="T48" style:family="text">
      <style:text-properties fo:font-family="Sans" fo:font-size="9.000000000000000pt"/>
    </style:style>
    <style:style style:name="T49" style:family="text">
      <style:text-properties fo:font-family="仿宋" fo:font-size="11.000000000000000pt"/>
    </style:style>
    <style:style style:name="T50" style:family="text">
      <style:text-properties fo:font-family="仿宋" fo:font-size="10.000000000000000pt"/>
    </style:style>
    <style:style style:name="T51" style:family="text">
      <style:text-properties fo:font-family="仿宋" fo:font-size="9.000000000000000pt"/>
    </style:style>
    <style:style style:name="T52" style:family="text">
      <style:text-properties fo:background-color="transparent" fo:color="#ffaaff"/>
    </style:style>
    <style:style style:name="T53" style:family="text">
      <style:text-properties fo:background-color="transparent" fo:color="#55557f" fo:font-size="8.000000000000000pt" style:text-underline-style="none" style:text-underline-type="none"/>
    </style:style>
    <style:style style:name="T54" style:family="text">
      <style:text-properties style:text-underline-style="none" style:text-underline-type="none"/>
    </style:style>
    <style:style style:name="T55" style:family="text">
      <style:text-properties fo:background-color="transparent" fo:color="#55aaff" style:text-underline-style="none" style:text-underline-type="none"/>
    </style:style>
    <style:style style:name="T56" style:family="text">
      <style:text-properties fo:background-color="#ab3030"/>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P18" style:parent-style-name="Standard" style:family="paragraph">
      <style:paragraph-properties fo:break-before="page"/>
      <style:text-properties fo:color="#000000" fo:font-family="Sans Serif" fo:font-size="9.000000000000000pt"/>
    </style:style>
    <style:style style:name="P19" style:parent-style-name="Standard" style:family="paragraph">
      <style:text-properties fo:color="#000000" fo:font-family="Sans Serif" fo:font-size="8.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bitter2live</text:p>
          </table:table-cell>
          <table:table-cell table:style-name="Table1.B1">
            <text:p text:style-name="P7">@</text:p>
          </table:table-cell>
        </table:table-row>
        <table:table-row>
          <table:table-cell table:style-name="Table1.B1">
            <text:p text:style-name="P7">179081</text:p>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
      <text:p text:style-name="P6"><text:span text:style-name="T8">涛哥：「圍爐夜話 ⋯ 趣談」</text:span></text:p>
      <text:p text:style-name="P6"><text:span text:style-name="T8">善謀生者 而不必富其家；善處事者 卻不必利於己</text:span></text:p>
      <text:p text:style-name="P6"><text:span text:style-name="T8">不因說話而殺身 勿為積財而喪命</text:span></text:p>
      <text:p text:style-name="P6"><text:span text:style-name="T8">名利不可貪 學業在德行</text:span></text:p>
      <text:p text:style-name="P6"><text:span text:style-name="T8">信是立身之本 恕乃接物之要</text:span></text:p>
      <text:p text:style-name="P6"><text:span text:style-name="T8">處事要代人作想 讀書須切己用功</text:span></text:p>
      <text:p text:style-name="P6"/>
      <text:p text:style-name="P6"><text:span text:style-name="T6">浮动工具集合箱需要参考libreoffice，只保留或者支持记忆工具的显示隐藏</text:span></text:p>
      <text:p text:style-name="P6"/>
      <text:p text:style-name="P6"><draw:frame draw:style-name="gr2" xml:id="shape-2" draw:id="shape-2" draw:z-index="0" svg:width="160.72039276495pt" svg:height="261.35562948701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9">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10">选中文字后，显示效果代码？</text:span></text:p>
      <text:p text:style-name="P6"><text:span text:style-name="T8">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6">------------加载image,需要加载imageformats中动态库</text:p>
      <text:p text:style-name="P10">bool PictureShape::loadOdfFrameElement(const KoXmlElement &amp;element, KoShapeLoadingContext &amp;context)</text:p>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9">WPS保存的word文档中显示段落样式singleLevel 方式问题</text:span></text:h>
      <text:p text:style-name="P6"/>
      <text:p text:style-name="P6"><text:span text:style-name="T9">KoTextLoader::loadText <text:s text:c="59"/>KoTextLoader.cpp <text:s text:c="2"/>1106</text:span></text:p>
      <text:p text:style-name="P6"><text:span text:style-name="T9">KoTextLoader::loadSpan <text:s text:c="58"/>KoTextLoader.cpp <text:s text:c="2"/>1164</text:span></text:p>
      <text:p text:style-name="P6"><text:span text:style-name="T9">KoTextLoader::loadSpan <text:s text:c="57"/>KoTextLoader.cpp <text:s text:c="2"/>1191</text:span></text:p>
      <text:p text:style-name="P6"><text:span text:style-name="T9">KoTextLoader::loadParagraph <text:s text:c="50"/>KoTextLoader.cpp <text:s text:c="2"/>574<text:s/></text:span></text:p>
      <text:p text:style-name="P6"><text:span text:style-name="T9">KoTextLoader::loadBody <text:s text:c="57"/>KoTextLoader.cpp <text:s text:c="2"/>407<text:s/></text:span></text:p>
      <text:p text:style-name="P6"><text:span text:style-name="T9">KWOdfLoader::load <text:s text:c="64"/>KWOdfLoader.cpp <text:s text:c="3"/>271<text:s/></text:span></text:p>
      <text:p text:style-name="P6"><text:span text:style-name="T9">KWDocument::loadOd <text:s text:c="59"/>KWDocument.cpp <text:s text:c="4"/>709<text:s/></text:span></text:p>
      <text:p text:style-name="P6"><text:span text:style-name="T9">KoDocument::loadOasisFromStore <text:s text:c="43"/>KoDocument.cpp <text:s text:c="4"/>2207</text:span></text:p>
      <text:p text:style-name="P6"><text:span text:style-name="T9">KoDocument::loadNativeFormatFromStoreInternal <text:s text:c="21"/>KoDocument.cpp <text:s text:c="4"/>2066</text:span></text:p>
      <text:p text:style-name="P6"><text:span text:style-name="T9">KoDocument::loadNativeFormatFromStore <text:s text:c="32"/>KoDocument.cpp <text:s text:c="4"/>2005</text:span></text:p>
      <text:p text:style-name="P6"><text:span text:style-name="T9">KoDocument::loadNativeFormat <text:s text:c="46"/>KoDocument.cpp <text:s text:c="4"/>1982</text:span></text:p>
      <text:p text:style-name="P6"><text:span text:style-name="T9">KoDocument::openFile <text:s text:c="59"/>KoDocument.cpp <text:s text:c="4"/>1746</text:span></text:p>
      <text:p text:style-name="P6"><text:span text:style-name="T9">KoDocument::Private::openFile <text:s text:c="47"/>KoDocument.h <text:s text:c="6"/>1012</text:span></text:p>
      <text:p text:style-name="P6"><text:span text:style-name="T9">KoDocument::Private::openLocalFile <text:s text:c="40"/>KoDocument.h <text:s text:c="6"/>1037</text:span></text:p>
      <text:p text:style-name="P6"><text:span text:style-name="T9">KoDocument::openUrlInternal <text:s text:c="49"/>KoDocument.cpp <text:s text:c="4"/>3021</text:span></text:p>
      <text:p text:style-name="P6"><text:span text:style-name="T9">KoDocument::openUrl <text:s text:c="60"/>KoDocument.cpp <text:s text:c="4"/>1371</text:span></text:p>
      <text:p text:style-name="P6"/>
      <text:p text:style-name="P6"><text:span text:style-name="T9">//singleLevel <text:s text:c="5"/>- specifies a format with only on level</text:span></text:p>
      <text:p text:style-name="P6"><text:span text:style-name="T9">//multiLevel <text:s text:c="6"/>- specifies a list of multiple levels, each of the same kind (bullets or level text)</text:span></text:p>
      <text:p text:style-name="P6"><text:span text:style-name="T9">//hybridMultiLevel - specifies a list of multiple levels, each of a potentially different kind (bullets or level text)</text:span></text:p>
      <text:p text:style-name="P6"><text:span text:style-name="T9">//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9">void KoTextLoader::loadHeading(const KoXmlElement &amp;element, QTextCursor &amp;cursor)</text:span></text:p>
      <text:p text:style-name="P6"><text:span text:style-name="T9">{</text:span></text:p>
      <text:p text:style-name="P6"><text:span text:style-name="T9"><text:s text:c="6"/>//设置了显示层次text:display-levels</text:span></text:p>
      <text:p text:style-name="P6"><text:span text:style-name="T9"><text:s text:c="5"/>d-&gt;styleManager-&gt;defaultOutlineStyle(display_levels.toInt())-&gt;clone();</text:span></text:p>
      <text:p text:style-name="P6"><text:span text:style-name="T9">}</text:span></text:p>
      <text:p text:style-name="P6"/>
      <text:p text:style-name="P6"/>
      <text:h text:outline-level="3" text:style-name="P12"><text:span text:style-name="T9">显示文档中，段落前缀错误</text:span></text:h>
      <text:p text:style-name="P6"><text:span text:style-name="T9">(1)错误1</text:span></text:p>
      <text:p text:style-name="P6"/>
      <text:p text:style-name="P6"><text:span text:style-name="T9">paragraphStyle = d-&gt;styleManager-&gt;defaultParagraphStyle();使用了默认的前后缀，导致读取的信息被修改</text:span></text:p>
      <text:p text:style-name="P6"/>
      <text:p text:style-name="P6"><text:span text:style-name="T9"><text:s text:c="2"/>在KoTextLoader::loadHeading中增加</text:span></text:p>
      <text:p text:style-name="P6"><text:span text:style-name="T9"><text:s/>if (d-&gt;currentListStyle)</text:span></text:p>
      <text:p text:style-name="P6"><text:span text:style-name="T9">{</text:span></text:p>
      <text:p text:style-name="P6"><text:span text:style-name="T9"><text:s text:c="4"/>KoListLevelProperties props = d-&gt;currentListStyle-&gt;levelProperties(level);</text:span></text:p>
      <text:p text:style-name="P6"><text:span text:style-name="T9"><text:s text:c="4"/>outlineStyle-&gt;setLevelProperties(props);</text:span></text:p>
      <text:p text:style-name="P6"><text:span text:style-name="T9">}</text:span></text:p>
      <text:p text:style-name="P6"/>
      <text:p text:style-name="P6"><text:span text:style-name="T9">document.xnl ：</text:span></text:p>
      <text:p text:style-name="P6"><text:span text:style-name="T23">&lt;w:numPr&gt; 中w:numId</text:span><text:span text:style-name="T9"><text:s/>值 <text:s text:c="13"/>对应 numbering.xml中&lt;w:num w:numId="？"&gt;值</text:span></text:p>
      <text:p text:style-name="P6"><text:span text:style-name="T23">&lt;w:ilvl w:val="0"/&gt;</text:span><text:span text:style-name="T9">值： <text:s text:c="18"/>先通过numId对应numbering.xml中abstractNumId，然后对应w:lvl值</text:span></text:p>
      <text:p text:style-name="P6"><text:span text:style-name="T9">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9">ListItemsHelper::recalculateBlock <text:s text:c="50"/>ListItemsHelper.cpp<text:s text:c="11"/></text:span></text:p>
      <text:p text:style-name="P6"><text:span text:style-name="T9">KoTextLayoutArea::layoutBlock <text:s text:c="53"/>KoTextLayoutArea.cpp<text:s text:c="10"/></text:span></text:p>
      <text:p text:style-name="P6"><text:span text:style-name="T9">KoTextLayoutArea::layout <text:s text:c="60"/>KoTextLayoutArea.cpp<text:s text:c="10"/></text:span></text:p>
      <text:p text:style-name="P6"><text:span text:style-name="T9">KoTextLayoutRootArea::layoutRoot <text:s text:c="47"/>KoTextLayoutRootArea.cpp<text:s text:c="6"/></text:span></text:p>
      <text:p text:style-name="P6"><text:span text:style-name="T9">KoTextDocumentLayout::doLayout <text:s text:c="48"/>KoTextDocumentLayout.cpp<text:s text:c="6"/></text:span></text:p>
      <text:p text:style-name="P6"><text:span text:style-name="T9">KoTextDocumentLayout::layout <text:s text:c="52"/>KoTextDocumentLayout.cpp<text:s text:c="6"/></text:span></text:p>
      <text:p text:style-name="P6"><text:span text:style-name="T9">SimpleParagraphWidget::generateListLevelPixmap <text:s text:c="26"/>SimpleParagraphWidget.cpp<text:s text:c="5"/></text:span></text:p>
      <text:p text:style-name="P6"><text:span text:style-name="T9">SimpleParagraphWidget::fillListButtons <text:s text:c="42"/>SimpleParagraphWidget.cpp<text:s text:c="5"/></text:span></text:p>
      <text:p text:style-name="P6"><text:span text:style-name="T9">SimpleParagraphWidget::SimpleParagraphWidget <text:s text:c="27"/>SimpleParagraphWidget.cpp<text:s text:c="5"/></text:span></text:p>
      <text:p text:style-name="P6"><text:span text:style-name="T9">TextTool::createOptionWidgets <text:s text:c="52"/>TextTool.cpp<text:s text:c="18"/></text:span></text:p>
      <text:p text:style-name="P6"><text:span text:style-name="T9">KoToolBase::optionWidgets <text:s text:c="57"/>KoToolBase.cpp<text:s text:c="16"/></text:span></text:p>
      <text:p text:style-name="P6"><text:span text:style-name="T9">KoToolManager::Private::postSwitchTool <text:s text:c="38"/>KoToolManager.cpp<text:s text:c="13"/></text:span></text:p>
      <text:p text:style-name="P6"><text:span text:style-name="T9">KoToolManager::Private::switchTool <text:s text:c="44"/>KoToolManager.cpp<text:s text:c="13"/></text:span></text:p>
      <text:p text:style-name="P6"><text:span text:style-name="T9">KoToolManager::Private::switchTool <text:s text:c="44"/>KoToolManager.cpp<text:s text:c="13"/></text:span></text:p>
      <text:p text:style-name="P6"><text:span text:style-name="T9">KoToolManager::switchToolRequested <text:s text:c="41"/>KoToolManager.cpp<text:s text:c="13"/></text:span></text:p>
      <text:p text:style-name="P6"><text:span text:style-name="T9">KWPart::setupViewInstance <text:s text:c="55"/>KWPart.cpp<text:s text:c="20"/></text:span></text:p>
      <text:p text:style-name="P6"><text:span text:style-name="T9">KWPart::createViewInstance <text:s text:c="54"/>KWPart.cpp<text:s text:c="20"/></text:span></text:p>
      <text:p text:style-name="P6"><text:span text:style-name="T9">KoPart::createView <text:s text:c="67"/>KoPart.cpp<text:s text:c="20"/></text:span></text:p>
      <text:p text:style-name="P6"><text:span text:style-name="T9">KoMainWindow::setRootDocument <text:s text:c="45"/>KoMainWindow.cpp<text:s text:c="14"/></text:span></text:p>
      <text:p text:style-name="P6"><text:span text:style-name="T9">KoPart::deleteOpenPane <text:s text:c="60"/>KoPart.cpp<text:s text:c="20"/></text:span></text:p>
      <text:p text:style-name="P6"><text:span text:style-name="T9">KoDocument::openFile <text:s text:c="62"/>KoDocument.cpp<text:s text:c="16"/></text:span></text:p>
      <text:p text:style-name="P6"><text:span text:style-name="T9">KoDocument::Private::openFile <text:s text:c="50"/>KoDocument.h<text:s text:c="18"/></text:span></text:p>
      <text:p text:style-name="P6"><text:span text:style-name="T9">KoDocument::Private::openLocalFile <text:s text:c="43"/>KoDocument.h<text:s text:c="18"/></text:span></text:p>
      <text:p text:style-name="P6"><text:span text:style-name="T9">KoDocument::openUrlInternal <text:s text:c="51"/>KoDocument.cpp<text:s text:c="16"/></text:span></text:p>
      <text:p text:style-name="P6"><text:span text:style-name="T9">KoDocument::openUrl <text:s text:c="62"/>KoDocument.cpp<text:s text:c="16"/></text:span></text:p>
      <text:p text:style-name="P6"><text:span text:style-name="T9">KoPart::openExistingFile <text:s text:c="59"/>KoPart.cpp<text:s text:c="20"/></text:span></text:p>
      <text:p text:style-name="P6"><text:span text:style-name="T9">KoPart::qt_static_metacall <text:s text:c="55"/>moc_KoPart.cpp<text:s text:c="16"/></text:span></text:p>
      <text:p text:style-name="P6"><text:span text:style-name="T9">KoOpenPane::openExistingFile <text:s text:c="49"/>moc_KoOpenPane.cpp<text:s text:c="12"/></text:span></text:p>
      <text:p text:style-name="P6"><text:span text:style-name="T9">KoOpenPane::qt_static_metacall <text:s text:c="46"/>moc_KoOpenPane.cpp<text:s text:c="12"/></text:span></text:p>
      <text:p text:style-name="P6"><text:span text:style-name="T9">KoDetailsPane::openUrl <text:s text:c="59"/>moc_KoDetailsPane.cpp<text:s text:c="9"/></text:span></text:p>
      <text:p text:style-name="P6"><text:span text:style-name="T9">KoRecentDocumentsPane::openFile <text:s text:c="42"/>KoRecentDocumentsPane.cpp<text:s text:c="5"/></text:span></text:p>
      <text:p text:style-name="P6"><text:span text:style-name="T9">KoDetailsPane::qt_static_metacall <text:s text:c="44"/>moc_KoDetailsPane.cpp<text:s text:c="9"/></text:span></text:p>
      <text:p text:style-name="P6"><text:span text:style-name="T9">KoApplication::notify <text:s text:c="63"/>KoApplication.cpp<text:s text:c="13"/></text:span></text:p>
      <text:p text:style-name="P6"><text:span text:style-name="T9">KoApplication::notify <text:s text:c="63"/>KoApplication.cpp<text:s text:c="13"/></text:span></text:p>
      <text:p text:style-name="P6"><text:span text:style-name="T9">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9">if (outlineStyle-&gt;styleId() == d-&gt;styleManager-&gt;defaultOutlineStyle()-&gt;styleId())</text:span></text:p>
      <text:p text:style-name="P6"/>
      <text:h text:outline-level="3" text:style-name="P12"><text:span text:style-name="T8">导出docx文档错误</text:span></text:h>
      <text:p text:style-name="P6"><text:span text:style-name="T9"><text:s text:c="14"/>导出文档自身都无法正确读取</text:span></text:p>
      <text:p text:style-name="P7"><text:span text:style-name="T9">DocxExport::convert(const QByteArray&amp; from, const QByteArray&amp; to)</text:span></text:p>
      <text:p text:style-name="P6"/>
      <text:h text:outline-level="3" text:style-name="P12"><text:span text:style-name="T9">docx文档段落级别显示错误</text:span></text:h>
      <text:p text:style-name="P6"><text:span text:style-name="T9">考虑源代码读取判断样式中段落级别错误</text:span></text:p>
      <text:p text:style-name="P6"/>
      <text:h text:outline-level="3" text:style-name="P12"><text:span text:style-name="T9">修改应用的名称</text:span></text:h>
      <text:p text:style-name="P6"><text:span text:style-name="T9"><text:s text:c="4"/>当前代码应用 运行名称calligra word</text:span></text:p>
      <text:p text:style-name="P6"><text:span text:style-name="T9">参考https://techbase.kde.org/Development/Tutorials/Using_KActions#XMLGUI</text:span></text:p>
      <text:p text:style-name="P6"><text:span text:style-name="T9">修改为word</text:span></text:p>
      <text:p text:style-name="P6"><text:span text:style-name="T9">代码位置(第一个参数设置默认名称.第二个参数为首选参数)</text:span></text:p>
      <text:p text:style-name="P6"><text:span text:style-name="T9">KAboutData * aboutData = new KAboutData( .....</text:span></text:p>
      <text:p text:style-name="P6"/>
      <text:h text:outline-level="2" text:style-name="P11"><text:span text:style-name="T8">工具区</text:span></text:h>
      <text:h text:outline-level="3" text:style-name="P12">导航区索引没有序号功能与收起</text:h>
      <text:p text:style-name="P6"/>
      <text:p text:style-name="P6"><text:span text:style-name="T9">如下图1所示，索引前没有序号，参考libreoffice 下图2.</text:span></text:p>
      <text:p text:style-name="P6"><text:span text:style-name="T9">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9">void ListItemsHelper::recalculateBlock(QTextBlock &amp;block)</text:span></text:p>
      <text:p text:style-name="P6"><text:span text:style-name="T9">//numberFormat.formattedNumber( <text:s/>返回段落编号格式</text:span></text:p>
      <text:p text:style-name="P6"><text:span text:style-name="T9">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9">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9">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8">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8">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9">https://docs.microsoft.com/en-us/openspecs/office_file_formats/MS-OFFFFLP/8aea05e3-8c1e-4a9a-9614-31f71e679456</text:span></text:p>
      <text:p text:style-name="P6"/>
      <text:p text:style-name="P6"><text:span text:style-name="T9">https://docs.microsoft.com/en-us/openspecs/dev_center/ms-devcentlp/a859bab5-e1b5-481c-9b73-4ce93efc0a06</text:span></text:p>
      <text:p text:style-name="P6"/>
      <text:p text:style-name="P6"><text:span text:style-name="T9">https://docs.microsoft.com/en-us/openspecs/office_standards/ms-docx/b839fe1f-e1ca-4fa6-8c26-5954d0abbccd</text:span></text:p>
      <text:p text:style-name="P6"/>
      <text:p text:style-name="P7"><text:span text:style-name="T9">/MS---&gt;numbering.xml</text:span></text:p>
      <text:p text:style-name="P7"><text:span text:style-name="T9">&lt;w:numFmt w:val="chineseCounting"/&gt;</text:span></text:p>
      <text:p text:style-name="P7"><text:span text:style-name="T9">值代表段落格式( "一,二,三" "(一),(二),(三)")</text:span></text:p>
      <text:p text:style-name="P7"><text:span text:style-name="T9">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9">文件解压说明</text:span></text:p>
      <text:p text:style-name="P6"><text:span text:style-name="T9">https://about.ac/2015/06/docx-hack-guide.html</text:span></text:p>
      <text:p text:style-name="P6"/>
      <text:p text:style-name="P6"><text:span text:style-name="T9">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9">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9">对应各个类转换odf对应类</text:span></text:p>
      <text:p text:style-name="P6"><text:span text:style-name="T9">void DocxStyleWriter::read()</text:span></text:p>
      <text:p text:style-name="P6"><text:span text:style-name="T9">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doxc -----------&gt;odt</text:p>
      <text:p text:style-name="P6">在void KoStyleManager::saveOdf(KoShapeSavingContext &amp;context)<text:s/></text:p>
      <text:p text:style-name="P6">设置各种style参数</text:p>
      <text:p text:style-name="P6">如：</text:p>
      <text:p text:style-name="P6"><text:span text:style-name="T26">&lt;text:outline-style style:name="O"&gt;</text:span></text:p>
      <text:p text:style-name="P6"><text:span text:style-name="T26"><text:s/>if (d-&gt;outlineStyle)</text:span></text:p>
      <text:p text:style-name="P6"><text:span text:style-name="T26"><text:s/>{</text:span></text:p>
      <text:p text:style-name="P6"><text:span text:style-name="T26"><text:s text:c="5"/>QString name(QString(QUrl::toPercentEncoding(d-&gt;outlineStyle-&gt;name(), "", " ")).replace('%', '_'));</text:span></text:p>
      <text:p text:style-name="P6"><text:span text:style-name="T26"><text:s text:c="5"/>if (name.isEmpty()) <text:s text:c="7"/>{ <text:s text:c="11"/>name = 'O'; <text:s text:c="6"/>}</text:span></text:p>
      <text:p text:style-name="P6"><text:span text:style-name="T26"><text:s text:c="5"/>KoGenStyle style(KoGenStyle::OutlineLevelStyle); <text:s text:c="6"/>d-&gt;outlineStyle-&gt;saveOdf(style, context);</text:span></text:p>
      <text:p text:style-name="P6"><text:span text:style-name="T26"><text:s text:c="5"/>context.mainStyles().insert(style, name, KoGenStyles::DontAddNumberToName);</text:span></text:p>
      <text:p text:style-name="P6"><text:span text:style-name="T26"><text:s/>}</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9">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44">plugins使用的方法参考</text:span></text:h>
      <text:p text:style-name="P6">https://techbase.kde.org/Development/Tutorials/Services/Plugins</text:p>
      <text:p text:style-name="P6"/>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5">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6">Do the groundwork - create a shape</text:span></text:p>
      <text:p text:style-name="P6"><text:span text:style-name="T46">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6">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6">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6">The rotation, scaling and skewing is done through a matrix and so you don't need to care about it.</text:span></text:p>
      <text:p text:style-name="P6"/>
      <text:p text:style-name="P6"><text:span text:style-name="T46">So here is an example how your code might look like:</text:span></text:p>
      <text:p text:style-name="P6"/>
      <text:p text:style-name="P6"><text:span text:style-name="T46">#include &lt;KoShape.h&gt;</text:span></text:p>
      <text:p text:style-name="P6"/>
      <text:p text:style-name="P6"><text:span text:style-name="T46">class KoFooShape : public KoShape<text:s/></text:span></text:p>
      <text:p text:style-name="P6"><text:span text:style-name="T46">{</text:span></text:p>
      <text:p text:style-name="P6"><text:span text:style-name="T46">public:</text:span></text:p>
      <text:p text:style-name="P6"><text:span text:style-name="T46"><text:s text:c="4"/>KoFooShape();</text:span></text:p>
      <text:p text:style-name="P6"><text:span text:style-name="T46"><text:s text:c="4"/>~KoFooShape();</text:span></text:p>
      <text:p text:style-name="P6"/>
      <text:p text:style-name="P6"><text:span text:style-name="T46"><text:s text:c="4"/>// absolutly necessary:</text:span></text:p>
      <text:p text:style-name="P6"><text:span text:style-name="T46"><text:s text:c="4"/>void paint( QPainter &amp;painter,</text:span></text:p>
      <text:p text:style-name="P6"><text:span text:style-name="T46"><text:s text:c="16"/>const KoViewConverter &amp;converter );</text:span></text:p>
      <text:p text:style-name="P6"><text:span text:style-name="T46"><text:s text:c="4"/>virtual bool loadOdf(const KoXmlElement &amp; element, KoShapeLoadingContext &amp;context);</text:span></text:p>
      <text:p text:style-name="P6"><text:span text:style-name="T46"><text:s text:c="4"/>virtual void saveOdf(KoShapeSavingContext &amp; context) const;</text:span></text:p>
      <text:p text:style-name="P6"/>
      <text:p text:style-name="P6"><text:span text:style-name="T46">private:</text:span></text:p>
      <text:p text:style-name="P6"><text:span text:style-name="T46"><text:s text:c="4"/>SomeDataClass* m_dataClass;</text:span></text:p>
      <text:p text:style-name="P6"><text:span text:style-name="T46">};</text:span></text:p>
      <text:p text:style-name="P6"><text:span text:style-name="T46">Make your shape loadable - create a factory and a plugin</text:span></text:p>
      <text:p text:style-name="P6"><text:span text:style-name="T46">Now when you have created your shape class and implemented all the necessary things to make it at least compile you can think about the loading of your shape.</text:span></text:p>
      <text:p text:style-name="P6"/>
      <text:p text:style-name="P6"><text:span text:style-name="T46">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6">KoShape* createDefaultShape() const;</text:span></text:p>
      <text:p text:style-name="P6"><text:span text:style-name="T46">KoShape* createShape( const KoProperties* params ) const;</text:span></text:p>
      <text:p text:style-name="P6"><text:span text:style-name="T46">An example factory class definition:</text:span></text:p>
      <text:p text:style-name="P6"/>
      <text:p text:style-name="P6"><text:span text:style-name="T46">class FooShapeFactory : public KoShapeFactory {</text:span></text:p>
      <text:p text:style-name="P6"><text:span text:style-name="T46">public:</text:span></text:p>
      <text:p text:style-name="P6"><text:span text:style-name="T46"><text:s text:c="4"/>FooShapeFactory( QObject *parent );</text:span></text:p>
      <text:p text:style-name="P6"/>
      <text:p text:style-name="P6"><text:span text:style-name="T46"><text:s text:c="4"/>KoShape* createDefaultShape() const;</text:span></text:p>
      <text:p text:style-name="P6"><text:span text:style-name="T46"><text:s text:c="4"/>KoShape* createShape(const KoProperties* params) const;</text:span></text:p>
      <text:p text:style-name="P6"><text:span text:style-name="T46">};</text:span></text:p>
      <text:p text:style-name="P6"><text:span text:style-name="T46">The according implementation:</text:span></text:p>
      <text:p text:style-name="P6"/>
      <text:p text:style-name="P6"><text:span text:style-name="T46">FooShapeFactory::FooShapeFactory(QObject* parent)<text:s/></text:span></text:p>
      <text:p text:style-name="P6"><text:span text:style-name="T46"><text:s text:c="3"/>: KoShapeFactory( parent, "FooShape",</text:span></text:p>
      <text:p text:style-name="P6"><text:span text:style-name="T46"><text:s text:c="21"/>i18n("Foo Shape") )</text:span></text:p>
      <text:p text:style-name="P6"><text:span text:style-name="T46">{</text:span></text:p>
      <text:p text:style-name="P6"><text:span text:style-name="T46"><text:s text:c="4"/>setToolTip( i18n("A foo shape") );</text:span></text:p>
      <text:p text:style-name="P6"><text:span text:style-name="T46">}</text:span></text:p>
      <text:p text:style-name="P6"/>
      <text:p text:style-name="P6"><text:span text:style-name="T46">KoShape* FooShapeFactory::createDefaultShape() const</text:span></text:p>
      <text:p text:style-name="P6"><text:span text:style-name="T46">{</text:span></text:p>
      <text:p text:style-name="P6"><text:span text:style-name="T46"><text:s text:c="4"/>KoFooShape* fooShape = new KoFooShape();</text:span></text:p>
      <text:p text:style-name="P6"><text:span text:style-name="T46"><text:s text:c="4"/>// set defaults</text:span></text:p>
      <text:p text:style-name="P6"><text:span text:style-name="T46"><text:s text:c="4"/>return fooShape;</text:span></text:p>
      <text:p text:style-name="P6"><text:span text:style-name="T46">}</text:span></text:p>
      <text:p text:style-name="P6"/>
      <text:p text:style-name="P6"><text:span text:style-name="T46">KoShape* FooShapeFactory::createShape(</text:span></text:p>
      <text:p text:style-name="P6"><text:span text:style-name="T46"><text:s text:c="28"/>const KoProperties* params ) const</text:span></text:p>
      <text:p text:style-name="P6"><text:span text:style-name="T46">{</text:span></text:p>
      <text:p text:style-name="P6"><text:span text:style-name="T46"><text:s text:c="4"/>KoFooShape* fooShape = new KoFooShape();</text:span></text:p>
      <text:p text:style-name="P6"><text:span text:style-name="T46"><text:s text:c="4"/>// use the params</text:span></text:p>
      <text:p text:style-name="P6"><text:span text:style-name="T46"><text:s text:c="4"/>return fooShape;</text:span></text:p>
      <text:p text:style-name="P6"><text:span text:style-name="T46">}</text:span></text:p>
      <text:p text:style-name="P6"><text:span text:style-name="T46">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6">To register we would have to make a call like this:</text:span></text:p>
      <text:p text:style-name="P6"/>
      <text:p text:style-name="P6"><text:span text:style-name="T46">KoShapeRegistry::instance()-&gt;add( new FooShapeFactory( parent ) );</text:span></text:p>
      <text:p text:style-name="P6"><text:span text:style-name="T46">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6">The registration is done within the constructor of the FooShapePlugin class. This is a very simple class that represents the plugin and does registration.</text:span></text:p>
      <text:p text:style-name="P6"/>
      <text:p text:style-name="P6"><text:span text:style-name="T46">Example plugin class definition:</text:span></text:p>
      <text:p text:style-name="P6"/>
      <text:p text:style-name="P6"><text:span text:style-name="T46">#include &lt;QObject&gt;</text:span></text:p>
      <text:p text:style-name="P6"/>
      <text:p text:style-name="P6"><text:span text:style-name="T46">class FooShapePlugin : public QObject {</text:span></text:p>
      <text:p text:style-name="P6"><text:span text:style-name="T46"><text:s text:c="4"/>Q_OBJECT</text:span></text:p>
      <text:p text:style-name="P6"><text:span text:style-name="T46">public:</text:span></text:p>
      <text:p text:style-name="P6"><text:span text:style-name="T46"><text:s text:c="4"/>FooShapePlugin(QObject *parent, const QStringList&amp;);</text:span></text:p>
      <text:p text:style-name="P6"><text:span text:style-name="T46">};</text:span></text:p>
      <text:p text:style-name="P6"><text:span text:style-name="T46">Example plugin class implementation:</text:span></text:p>
      <text:p text:style-name="P6"/>
      <text:p text:style-name="P6"><text:span text:style-name="T46">#include "FooShapePlugin.h"</text:span></text:p>
      <text:p text:style-name="P6"><text:span text:style-name="T46">#include &lt;kgenericfactory.h&gt;</text:span></text:p>
      <text:p text:style-name="P6"/>
      <text:p text:style-name="P6"><text:span text:style-name="T46">K_EXPORT_COMPONENT_FACTORY(fooshapelibrary,</text:span></text:p>
      <text:p text:style-name="P6"><text:span text:style-name="T46"><text:s text:c="4"/>KGenericFactory&lt;FooShapePlugin&gt;( "FooPlugin" ) )</text:span></text:p>
      <text:p text:style-name="P6"/>
      <text:p text:style-name="P6"><text:span text:style-name="T46">FooShapePlugin::FooShapePlugin(QObject *parent, const QStringList&amp;)</text:span></text:p>
      <text:p text:style-name="P6"><text:span text:style-name="T46"><text:s text:c="4"/>: QObject(parent)</text:span></text:p>
      <text:p text:style-name="P6"><text:span text:style-name="T46">{</text:span></text:p>
      <text:p text:style-name="P6"><text:span text:style-name="T46"><text:s text:c="4"/>// register the shape's factory</text:span></text:p>
      <text:p text:style-name="P6"><text:span text:style-name="T46"><text:s text:c="4"/>KoShapeRegistry::instance()-&gt;add(</text:span></text:p>
      <text:p text:style-name="P6"><text:span text:style-name="T46"><text:s text:c="8"/>new KoFooShapeFactory( parent ) );</text:span></text:p>
      <text:p text:style-name="P6"><text:span text:style-name="T46"><text:s text:c="4"/>// we could register more things here in this same plugin.</text:span></text:p>
      <text:p text:style-name="P6"><text:span text:style-name="T46">}</text:span></text:p>
      <text:p text:style-name="P6"><text:span text:style-name="T46">#include "FooShapePlugin.moc"</text:span></text:p>
      <text:p text:style-name="P6"><text:span text:style-name="T46">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6">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6">Example fooshape.desktop file:</text:span></text:p>
      <text:p text:style-name="P6"/>
      <text:p text:style-name="P6"><text:span text:style-name="T46">[Desktop Entry]</text:span></text:p>
      <text:p text:style-name="P6"><text:span text:style-name="T46">Encoding=UTF-8</text:span></text:p>
      <text:p text:style-name="P6"><text:span text:style-name="T46">Name=Foo Shape</text:span></text:p>
      <text:p text:style-name="P6"><text:span text:style-name="T46">ServiceTypes=Calligra/Flake</text:span></text:p>
      <text:p text:style-name="P6"><text:span text:style-name="T46">Type=Service</text:span></text:p>
      <text:p text:style-name="P6"><text:span text:style-name="T46">X-KDE-Library=fooshapelibrary</text:span></text:p>
      <text:p text:style-name="P6"><text:span text:style-name="T46">X-Flake-Version=1</text:span></text:p>
      <text:p text:style-name="P6"><text:span text:style-name="T46">After installing that file in the KDE services directory and installing your plugin where the application can open it, your plugin is system wide known and can be loaded by Calligra.</text:span></text:p>
      <text:p text:style-name="P9"/>
      <text:h text:outline-level="1" text:style-name="P5"><text:span text:style-name="T47">Qtcreator<text:s/></text:span></text:h>
      <text:p text:style-name="P6"><text:span text:style-name="T11">C:\Qt\AStyle\bin\AStyle.exe</text:span></text:p>
      <text:p text:style-name="P6"><text:span text:style-name="T48">style=ansi</text:span></text:p>
      <text:p text:style-name="P7"><text:span text:style-name="T48">add-braces</text:span></text:p>
      <text:p text:style-name="P7"><text:span text:style-name="T48">indent-switches</text:span></text:p>
      <text:p text:style-name="P7"/>
      <text:h text:outline-level="2" text:style-name="P11"><text:span text:style-name="T49">遇到的设置问题</text:span></text:h>
      <text:h text:outline-level="3" text:style-name="P12"><text:span text:style-name="T50">调试速度</text:span></text:h>
      <text:p text:style-name="P6"><text:span text:style-name="T50">Options/Build&amp;Run/General: 取消Always deploy project before running it</text:span></text:p>
      <text:p text:style-name="P6"/>
      <text:h text:outline-level="3" text:style-name="P12"><text:span text:style-name="T21">配置修改问题</text:span></text:h>
      <text:p text:style-name="P6"><text:span text:style-name="T51">不要轻易修改 Options/Debugger/CDB: Use Python dumper 取消会出现无法调试问题，需要删除</text:span></text:p>
      <text:p text:style-name="P6"><text:span text:style-name="T51">C:\Users\admin\AppData\Roaming\QtProject 配置相关信息 【不知是否与本机安装过多个版本qtcreator】</text:span></text:p>
      <text:p text:style-name="P6"/>
      <text:h text:outline-level="3" text:style-name="P12"><text:span text:style-name="T9">qt+vc2019编译出现解析新增函数</text:span></text:h>
      <text:p text:style-name="P6"><text:span text:style-name="T9">目前发现调用修改过的动态库，无法解析新增函数，报2019错误，发现ide（或者vs）缓存了修改前的lib文件（存放位置未找到...）,临时解决修改调用的lib文件名称.</text:span></text:p>
      <text:p text:style-name="P6"/>
      <text:p text:style-name="P6"/>
      <text:h text:outline-level="3" text:style-name="P12">调试无法进入断点</text:h>
      <text:p text:style-name="P6">可能因为生成的调试信息和调用的库没有在一个目录中（eg:bin/A/dll/a.dll <text:s/>bin/a.dll a.dll.debug <text:s/>debug信息文件没有和a.dll在一个目录中）</text:p>
      <text:p text:style-name="P6"/>
      <text:p text:style-name="P6">目前可以profie可以调试, 最好还是debug调试，可能工程大的原因，profile的调试总会多少出问题</text:p>
      <text:p text:style-name="P6"/>
      <text:h text:outline-level="3" text:style-name="P12">提<text:span text:style-name="T9">高Qt Creator编译速度的7种方法</text:span></text:h>
      <text:p text:style-name="P6">https://www.cnblogs.com/linyinmobayu/p/13998275.html</text:p>
      <text:p text:style-name="P6">https://www.zhihu.com/question/23045749</text:p>
      <text:p text:style-name="P6"/>
      <text:h text:outline-level="3" text:style-name="P12">vs转qt工程</text:h>
      <text:p text:style-name="P6"><text:s/>1. <text:s text:c="2"/>&lt;Keyword&gt;Win32Proj&lt;/Keyword&gt; -----&gt;&lt;Keyword&gt;Qt4VSv1.0&lt;/Keyword&gt;</text:p>
      <text:p text:style-name="P6"><text:s/>2. <text:s text:c="2"/>convert to ....</text:p>
      <text:p text:style-name="P6"><text:s/>3. <text:s/>ceate basic.pro<text:s/></text:p>
      <text:p text:style-name="P6"/>
      <text:p text:style-name="P6"/>
      <text:p text:style-name="P6">qt开发技巧资料</text:p>
      <text:p text:style-name="P6">https://gitee.com/feiyangqingyun/qtkaifajingyan</text:p>
      <text:p text:style-name="P6"/>
      <text:h text:outline-level="1" text:style-name="P5"><text:span text:style-name="T44">网站收藏</text:span></text:h>
      <text:h text:outline-level="2" text:style-name="P11"><text:span text:style-name="T44">油管</text:span></text:h>
      <text:p text:style-name="P6"><text:span text:style-name="T51">http://cn.ntdtv.com/gb/2021/08/26/a103200033.html</text:span></text:p>
      <text:h text:outline-level="2" text:style-name="P11"><text:span text:style-name="T44">在线软件</text:span></text:h>
      <text:p text:style-name="P6"><text:span text:style-name="T51">https://www.offidocs.com/</text:span></text:p>
      <text:p text:style-name="P6"><text:span text:style-name="T51">官方代码参考</text:span></text:p>
      <text:p text:style-name="P6"><text:span text:style-name="T51">https://docs.microsoft.com/en-us/javascript/api/word?view=word-js-1.3</text:span></text:p>
      <text:p text:style-name="P6">zyq1~9sourceforge zyq1~9@hotmail.com zyq1~9$haotmail.com</text:p>
      <text:p text:style-name="P6"/>
      <text:h text:outline-level="2" text:style-name="P11"><text:span text:style-name="T44">开源各种文档格式转换</text:span></text:h>
      <text:p text:style-name="P6">https://github.com/jgm/pandoc 提供了各种文档格式相互转化</text:p>
      <text:p text:style-name="P6"/>
      <text:p text:style-name="P6">github账号及密码</text:p>
      <text:p text:style-name="P6">bitter2live</text:p>
      <text:p text:style-name="P6">bitter2live@179081</text:p>
      <text:p text:style-name="P6"/>
      <text:p text:style-name="P6"/>
      <text:p text:style-name="P6">https://gitee.com/login</text:p>
      <text:p text:style-name="P6">zyq1569@126.com</text:p>
      <text:p text:style-name="P6">zyq179081</text:p>
      <text:p text:style-name="P6"/>
      <text:p text:style-name="P6"/>
      <text:p text:style-name="P6"><text:span text:style-name="T9">gmail新注册未手机验证！！</text:span></text:p>
      <text:p text:style-name="P6"><text:span text:style-name="T9">bitter4live</text:span></text:p>
      <text:p text:style-name="P6"><text:span text:style-name="T9">bitter4live@179081</text:span></text:p>
      <text:p text:style-name="P6"/>
      <text:h text:outline-level="1" text:style-name="P5"><text:span text:style-name="T44">临时记录</text:span></text:h>
      <text:h text:outline-level="2" text:style-name="P11"><text:span text:style-name="T44">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h text:outline-level="2" text:style-name="P11">QT文档的介绍</text:h>
      <text:p text:style-name="P6"><text:span text:style-name="T9">一、文档的基本分类</text:span></text:p>
      <text:p text:style-name="P6"><text:span text:style-name="T9">1、富文本:就是指的符合 HTML 语言规范的文本。Qt 的富文本文档是指由段落、框架、表</text:span></text:p>
      <text:p text:style-name="P6"><text:span text:style-name="T9">格、列表、HTML 等组成的文本,因此范围更广。</text:span></text:p>
      <text:p text:style-name="P6"><text:span text:style-name="T9">2、文档(document)、文本(text)、段落(paragraph)、字符(char)、文档元素(文档对象)</text:span></text:p>
      <text:p text:style-name="P6"><text:span text:style-name="T9">1、文档由文本组成,文本由段落、文档元素组成,段落由字符组成。</text:span></text:p>
      <text:p text:style-name="P6"><text:span text:style-name="T9">2、文档元素:</text:span></text:p>
      <text:p text:style-name="P6"><text:span text:style-name="T9">文档(document )除了可以包含纯文本外,还可包含表格、列表、图像等其他对象,这</text:span></text:p>
      <text:p text:style-name="P6"><text:span text:style-name="T9">些对象被称为文档元素。</text:span></text:p>
      <text:p text:style-name="P6"><text:span text:style-name="T9">3、段落(paragraph):理论上来讲,一个段落可以包含表格、列表、字符、图像等内容,</text:span></text:p>
      <text:p text:style-name="P6"><text:span text:style-name="T9">但实际实现时可能只会包含纯文本。</text:span></text:p>
      <text:p text:style-name="P6"><text:span text:style-name="T9">二、Qt 对文档的描述</text:span></text:p>
      <text:p text:style-name="P6"><text:span text:style-name="T9">1、文本片段简称片段(fragment)</text:span></text:p>
      <text:p text:style-name="P6"><text:span text:style-name="T9">文本片段是指在一文本块中具有相同属性的一部分字符的集合。</text:span></text:p>
      <text:p text:style-name="P6"><text:span text:style-name="T9">2、文本块简称块(block):</text:span></text:p>
      <text:p text:style-name="P6"><text:span text:style-name="T9">1、块由换行符分隔,在文本编辑器中每按一次 Enter 键就产生一个文本块,即使该块什</text:span></text:p>
      <text:p text:style-name="P6"><text:span text:style-name="T9">么内容也没有。注意:自动换行产生的换行不会形成一个文本块(因为不是由换行符分</text:span></text:p>
      <text:p text:style-name="P6"><text:span text:style-name="T9">融的)。</text:span></text:p>
      <text:p text:style-name="P6"><text:span text:style-name="T9">2、文本块将具有不同字符格式的文本片段组合在一起,并用于表示文档中的段落(即文</text:span></text:p>
      <text:p text:style-name="P6"><text:span text:style-name="T9">本块就是段落,因此这两个概念是相同的)。因此文本块包含一个或多个文本片段。</text:span></text:p>
      <text:p text:style-name="P6"><text:span text:style-name="T9">3、文本块在 Qt 中用于分隔其他文档元素,由于这个原因,文本块不能包含表格、框架</text:span></text:p>
      <text:p text:style-name="P6"><text:span text:style-name="T9">等对象</text:span></text:p>
      <text:p text:style-name="P6"><text:span text:style-name="T8">3、文档对象(文档元素):</text:span></text:p>
      <text:p text:style-name="P6"><text:span text:style-name="T8">Qt 的文档通由常见的文档元素组成,即文本块、框架、表格和列表、图像。在 Qt 中,每</text:span></text:p>
      <text:p text:style-name="P6"><text:span text:style-name="T8">种文档元素都使用一个类进行描述,比如 QTextTable 类用于描述一个表格文档元素,由</text:span></text:p>
      <text:p text:style-name="P6"><text:span text:style-name="T8">于这些类大多继承自 QTextObject 类,因此文档元素也被称为文档对象。</text:span></text:p>
      <text:p text:style-name="P6"><text:span text:style-name="T8">4、框架(frame)</text:span></text:p>
      <text:p text:style-name="P6"><text:span text:style-name="T8">框架就是一个带边框的矩形,框架提供了文档各部分之间的逻辑分离,框架中可以包含文</text:span></text:p>
      <text:p text:style-name="P6"><text:span text:style-name="T8">档的所有文档元素,也就是说框架中可以含有文本块、框架自身(即框架可嵌套)、表格、</text:span></text:p>
      <text:p text:style-name="P6"><text:span text:style-name="T8">列表、图像、HTML 等。</text:span></text:p>
      <text:p text:style-name="P6"><text:span text:style-name="T8">5、表格(table):</text:span></text:p>
      <text:p text:style-name="P6"><text:span text:style-name="T8">表格是一种特殊类型的框架,由许多单元格组成,每个单元格可以包含更多的框架、文本</text:span></text:p>
      <text:p text:style-name="P6"><text:span text:style-name="T8">块、表格等,也就是说表格也可以嵌套。</text:span></text:p>
      <text:p text:style-name="P6"><text:span text:style-name="T8">6、图像(image):</text:span></text:p>
      <text:p text:style-name="P6"><text:span text:style-name="T8">图像与文档中的其他文档元素不同,图像由特殊格式的文本片段表示。这使得图像可以与</text:span></text:p>
      <text:p text:style-name="P6"><text:span text:style-name="T8">周围的文本排成一行。</text:span></text:p>
      <text:p text:style-name="P6"/>
      <text:p text:style-name="P6"/>
      <text:p text:style-name="P6">临时文字</text:p>
      <text:p text:style-name="P6"/>
      <text:p text:style-name="P6"><text:span text:style-name="T9">docx文件读取 转换 大流程如下：</text:span></text:p>
      <text:p text:style-name="P6"><text:span text:style-name="T9">{</text:span></text:p>
      <text:p text:style-name="P6"><text:span text:style-name="T9">bool KoDocument::openFile()<text:s/></text:span><text:span text:style-name="T30">ln:1638<text:s/></text:span><text:span text:style-name="T9">-&gt;</text:span></text:p>
      <text:p text:style-name="P6"><text:span text:style-name="T9">importedFile = d-&gt;filterManager-&gt;importDocument(localFilePath(), typeName, status);<text:s/></text:span><text:span text:style-name="T30">ln:216</text:span><text:span text:style-name="T9"><text:s text:c="2"/>-&gt;</text:span></text:p>
      <text:p text:style-name="P6"><text:span text:style-name="T9">KoFilter::ConversionStatus KoFilterChain::invokeChain()<text:s/></text:span><text:span text:style-name="T30">ln:114</text:span><text:span text:style-name="T9"><text:s/>--&gt;</text:span></text:p>
      <text:p text:style-name="P6"><text:span text:style-name="T9">KoFilter::ConversionStatus ChainLink::invokeFilter(const ChainLink *const parentChainLink)<text:s/></text:span><text:span text:style-name="T30">ln:96</text:span><text:span text:style-name="T9"><text:s/>---&gt;</text:span></text:p>
      <text:p text:style-name="P6"><text:span text:style-name="T9">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9">void KWPart::setupViewInstance(KoDocument *document, KWView *view)</text:span></text:p>
      <text:p text:style-name="P6"><text:span text:style-name="T9">是否所有文档内容数据？</text:span></text:p>
      <text:p text:style-name="P6"/>
      <text:p text:style-name="P6"/>
      <text:p text:style-name="P6">下面函数设置了属性???????</text:p>
      <text:p text:style-name="P6"><text:span text:style-name="T9">QPixmap SimpleParagraphWidget::generateListLevelPixmap(const KoListLevelProperties &amp;llp)</text:span></text:p>
      <text:p text:style-name="P6"/>
      <text:p text:style-name="P6"><text:span text:style-name="T9">void SimpleParagraphWidget::fillListButtons()??? 初始化还是调整？</text:span></text:p>
      <text:p text:style-name="P6"/>
      <text:p text:style-name="P6"/>
      <text:p text:style-name="P6"><text:span text:style-name="T9">void KWPart::setupViewInstance(KoDocument *document, KWView *view)</text:span></text:p>
      <text:p text:style-name="P6"/>
      <text:p text:style-name="P6"/>
      <text:p text:style-name="P6"/>
      <text:p text:style-name="P6"/>
      <text:p text:style-name="P6"><text:span text:style-name="T9">///</text:span></text:p>
      <text:p text:style-name="P6"><text:span text:style-name="T9">test code</text:span></text:p>
      <text:p text:style-name="P6"><text:s text:c="7"/>//QTextBlock block;</text:p>
      <text:p text:style-name="P6"><text:span text:style-name="T9"><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9">加载文件判断是否需要转换，然后bool KWOdfLoader::load(KoOdfReadStore &amp;odfStore)</text:span></text:p>
      <text:p text:style-name="P6"><text:span text:style-name="T9">void KoTextLoader::loadBody(const KoXmlElement &amp;bodyElem, QTextCursor &amp;cursor, LoadBodyMode mode)</text:span></text:p>
      <text:p text:style-name="P6"/>
      <text:p text:style-name="P6"><text:span text:style-name="T9">void KoTextLoader::loadList(const KoXmlElement &amp;element, QTextCursor &amp;cursor)</text:span></text:p>
      <text:p text:style-name="P6"><text:span text:style-name="T9">KoTextLoader::loadListItem(</text:span></text:p>
      <text:p text:style-name="P6"/>
      <text:p text:style-name="P6"><text:span text:style-name="T9">目前是读取ODF文档过程中，修改或者丢失了部分样式数据</text:span></text:p>
      <text:p text:style-name="P6"/>
      <text:p text:style-name="P6"/>
      <text:p text:style-name="P6"/>
      <text:p text:style-name="P6"/>
      <text:p text:style-name="P6"/>
      <text:p text:style-name="P6"><text:span text:style-name="T9">void KoTextLoader::loadHeading(const KoXmlElement &amp;element, QTextCursor &amp;cursor)</text:span></text:p>
      <text:p text:style-name="P6"><text:span text:style-name="T9">line 728</text:span></text:p>
      <text:p text:style-name="P6"><text:span text:style-name="T9">(在该函数中修改样式，使用读取的样式的替换默认的样式</text:span></text:p>
      <text:p text:style-name="P6"><text:span text:style-name="T9"><text:s/>if (d-&gt;currentListStyle)</text:span></text:p>
      <text:p text:style-name="P7"><text:span text:style-name="T9">{</text:span></text:p>
      <text:p text:style-name="P7"><text:span text:style-name="T9"><text:s text:c="4"/>KoListLevelProperties props = d-&gt;currentListStyle-&gt;levelProperties(level);</text:span></text:p>
      <text:p text:style-name="P7"><text:span text:style-name="T9"><text:s text:c="4"/>outlineStyle-&gt;setLevelProperties(props);</text:span></text:p>
      <text:p text:style-name="P7"><text:span text:style-name="T9">}</text:span></text:p>
      <text:p text:style-name="P7">)</text:p>
      <text:p text:style-name="P6"/>
      <text:p text:style-name="P6"><text:span text:style-name="T9">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9">收藏潜墨 个人技术github</text:span></text:p>
      <text:p text:style-name="P6"><text:span text:style-name="T9">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9"><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9">从而用户细分中，必然有一类考虑自身情况，会选择类似开源免费的libreoffice类似办公软件</text:span></text:p>
      <text:p text:style-name="P6"><text:span text:style-name="T9">calligraword-- openword 考虑尽量专注中文各个方面</text:span></text:p>
      <text:p text:style-name="P6"/>
      <text:p text:style-name="P6">void OdfDrawReader::readElementDrawFrame(KoXmlStreamReader &amp;reader)</text:p>
      <text:p text:style-name="P6"><text:span text:style-name="T9"><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9"><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9">测试文档源参考</text:span></text:p>
      <text:p text:style-name="P6"><text:span text:style-name="T9">https://sourceforge.net/projects/odf-converter/files/Documentation%20Word%20Translator/Release%204.0/</text:span></text:p>
      <text:p text:style-name="P6"/>
      <text:p text:style-name="P6"/>
      <text:p text:style-name="P6"><text:span text:style-name="T9">收集github</text:span></text:p>
      <text:p text:style-name="P6"><text:span text:style-name="T9">https://github.com/wwj718</text:span></text:p>
      <text:p text:style-name="P6"/>
      <text:p text:style-name="P6">搭建 Emacs 的 Haskell/Idris 环境教程</text:p>
      <text:p text:style-name="P6"><text:span text:style-name="T9">https://zhuanlan.zhihu.com/p/29881268</text:span></text:p>
      <text:p text:style-name="P6"/>
      <text:p text:style-name="P6"><text:span text:style-name="T9">odt文档styles.xml 中&lt;text:outline-style style:name="O"&gt;<text:s/></text:span></text:p>
      <text:p text:style-name="P6"><text:span text:style-name="T9">类似</text:span></text:p>
      <text:p text:style-name="P6"><text:span text:style-name="T9">MSword 中numbering.xml中 &lt;w:abstractNum w:abstractNumId="0" w15:restartNumberingAfterBreak="0"&gt;</text:span></text:p>
      <text:p text:style-name="P6"/>
      <text:p text:style-name="P6"><text:span text:style-name="T9">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text:p text:style-name="P17"/>
      <text:p text:style-name="P17">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 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</text:p>
      <text:p text:style-name="P17">20220102</text:p>
      <text:p text:style-name="P17">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 <text:s/>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</text:p>
      <text:p text:style-name="P17"/>
      <text:p text:style-name="P17">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 <text:s/>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</text:p>
      <text:p text:style-name="P17">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 <text:s/>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</text:p>
      <text:p text:style-name="P17"/>
      <text:p text:style-name="P17">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 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</text:p>
      <text:p text:style-name="P17">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 <text:s/>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</text:p>
      <text:p text:style-name="P17">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 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</text:p>
      <text:p text:style-name="P17">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<text:s/></text:p>
      <text:p text:style-name="P18">Qt官网关于qmake和.pro文件详解</text:p>
      <text:p text:style-name="P17">https://doc.qt.io/qt-5/qmake-variable-reference.html</text:p>
      <text:p text:style-name="P17">https://blog.csdn.net/libaineu2004/article/details/104756713</text:p>
      <text:p text:style-name="P17"/>
      <text:p text:style-name="P17">Qt .pro文件之defineReplace函数的用法，实现lib文件名自动添加后缀“d“</text:p>
      <text:p text:style-name="P17">https://libaineu2004.blog.csdn.net/article/details/105597574</text:p>
      <text:p text:style-name="P17"/>
      <text:p text:style-name="P17">20220109当前阶段还是考虑odt docx文档之间转换解析完善为主！</text:p>
      <text:p text:style-name="P17"/>
      <text:p text:style-name="P17">20220110 测试中:<text:s/></text:p>
      <text:p text:style-name="P17">MS_word 2007版本 的&lt;w:outlineLvl<text:s/><text:span text:style-name="T52">w:val="1"</text:span>/&gt; 代表<text:span text:style-name="T52">head2</text:span></text:p>
      <text:p text:style-name="P17">MS_word 2016版本 的&lt;w:outlineLvl<text:s/><text:span text:style-name="T52">w:val="1</text:span><text:span text:style-name="T17">"</text:span>/&gt; 代表<text:span text:style-name="T52">head1</text:span></text:p>
      <text:p text:style-name="P17"/>
      <text:p text:style-name="P17"><text:span text:style-name="T17">20220116暂时解决了docx文档转换部分问题，准备考虑文档绘制相关UI</text:span></text:p>
      <text:p text:style-name="P17"/>
      <text:p text:style-name="P17"><text:span text:style-name="T17">20220118 查找真正绘制文档内容代码.....?</text:span></text:p>
      <text:p text:style-name="P17"/>
      <text:p text:style-name="P17"/>
      <text:p text:style-name="P17">KeePass用户密码<text:s/><text:span text:style-name="T17">b~2live@1~1 bitter2live@179081</text:span></text:p>
      <text:p text:style-name="P17"/>
      <text:p text:style-name="P17"><text:span text:style-name="T17">qt15.5.2未使用变量报错 屏蔽方式 <text:s/>pro文件 QMAKE_CXXFLAGS += -Wno-unused-parameter</text:span></text:p>
      <text:p text:style-name="P17"/>
      <text:p text:style-name="P17"/>
      <text:p text:style-name="P6"><text:bookmark-ref text:ref-name="textline.html"><text:span text:style-name="T53">QTextLine QTextLayout::createLine()</text:span></text:bookmark-ref></text:p>
      <text:p text:style-name="P19"><text:bookmark-ref text:ref-name="textline.html"><text:span text:style-name="T54">Returns a new text line to be laid out if there is text to be inserted into the layout;<text:s/></text:span></text:bookmark-ref></text:p>
      <text:p text:style-name="P19"><text:bookmark-ref text:ref-name="textline.html"><text:span text:style-name="T54">otherwise returns an invalid text line.</text:span></text:bookmark-ref></text:p>
      <text:p text:style-name="P19"><text:bookmark-ref text:ref-name="textline.html"><text:span text:style-name="T54">The text layout creates a new line object that starts after the last line in the layout,</text:span></text:bookmark-ref></text:p>
      <text:p text:style-name="P19"><text:bookmark-ref text:ref-name="textline.html"><text:span text:style-name="T54">or at the beginning if the layout is empty. The layout maintains an internal cursor,</text:span></text:bookmark-ref></text:p>
      <text:p text:style-name="P19"><text:bookmark-ref text:ref-name="textline.html"><text:span text:style-name="T54">and each line is filled with text from the cursor position onwards when the<text:s/></text:span></text:bookmark-ref></text:p>
      <text:p text:style-name="P19"><text:bookmark-ref text:ref-name="textline.html"><text:span text:style-name="T54">QTextLine::setLineWidth() function is called.</text:span></text:bookmark-ref></text:p>
      <text:p text:style-name="P19"><text:bookmark-ref text:ref-name="textline.html"><text:span text:style-name="T54">Once<text:s/></text:span><text:span text:style-name="T55">QTextLine::setLineWidth()</text:span><text:span text:style-name="T54"><text:s/>is called, a new line can be created<text:s/></text:span></text:bookmark-ref></text:p>
      <text:p text:style-name="P19"><text:bookmark-ref text:ref-name="textline.html"><text:span text:style-name="T54">and filled with text. Repeating this process will lay out the whole block of<text:s/></text:span></text:bookmark-ref></text:p>
      <text:p text:style-name="P19"><text:bookmark-ref text:ref-name="textline.html"><text:span text:style-name="T54">text contained in the QTextLayout. If there is no text left to be inserted<text:s/></text:span></text:bookmark-ref></text:p>
      <text:p text:style-name="P19"><text:bookmark-ref text:ref-name="textline.html"><text:span text:style-name="T54">into the layout, the QTextLine returned will not be valid (isValid() will return false).</text:span></text:bookmark-ref></text:p>
      <text:p text:style-name="P17"><text:span text:style-name="T26">如果要在布局中插入文本，则返回要布局的新文本行； 否则返回无效的文本行。</text:span></text:p>
      <text:p text:style-name="P17"><text:span text:style-name="T26">文本布局创建一个新行对象，该对象在布局中的最后一行之后开始，如果布局为空，则在开头。 布局维护一个内部光标，当调用 QTextLine::setLineWidth() 函数时，每一行都从光标位置开始填充文本。</text:span></text:p>
      <text:p text:style-name="P17"><text:span text:style-name="T26">一旦调用了 QTextLine::setLineWidth()，就可以创建一个新行并用文本填充。 重复此过程将布置 QTextLayout 中包含的整个文本块。 如果没有文本要插入到布局中，返回的 QTextLine 将无效（isValid() 将返回 false）。</text:span></text:p>
      <text:p text:style-name="P17">QTextLine line = layout.createLine();</text:p>
      <text:p text:style-name="P17"><text:span text:style-name="T17">line.setLineWidth(</text:span></text:p>
      <text:p text:style-name="P17"/>
      <text:p text:style-name="P17"/>
      <text:p text:style-name="P17"/>
      <text:p text:style-name="P17"/>
      <text:p text:style-name="P17">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</text:p>
      <text:p text:style-name="P17"/>
      <text:p text:style-name="P17">2022022 ssh key:</text:p>
      <text:p text:style-name="P17">ssh-rsa AAAAB3NzaC1yc2EAAAADAQABAAABgQC2CpxfSBWM6qpNp8RtcQ6G6pZM4+gUGItvJ+sMq63Qe37mhs+vymZDXRjD85nlCuSKmcBtiLPskRYuG2aHsYJbQRMn2mjs3kg4l8Gn+lnJfXUy/jrfdQogPVRJaeG1Imxaakc2jQAPBKo5kIID7lgOYvopMv3pSflOssNyeBcJcT0akVN5QYyOggrNoo2j7bX93U5e1uFbhZDb7xvf6DtB0zdpLDQ2oGxvT4MC4oLmklTsbv+SAZYpAgebe86fTjLZpU5LuXI+e8Jg9S2I/UnIiiGY600nt6vu3+nH+3AfQMS1Suy2wyb0ncq9Nbv0MenGMIIP/1EqO71xgO1SRnxvJWQ8lp6s90JUE0kJQhzZnvxEJx/480FhJn1UuxaoRiZ/v2cBdvyZNrHWN26swFRxrelFLGUSDF3Ju2jOrgYKrWF8W22kvKvdJQU53IpCPZdPm8FeObWNDiDOEFQin7ZZLrvGx/YXAihxLotkv9z/65wHpAiBcmTxDCLTCxlvtJU= admin@Bittersweet</text:p>
      <text:p text:style-name="P17"/>
      <text:p text:style-name="P17">使用 GitHub Issues 来写博客</text:p>
      <text:p text:style-name="P17">https://zhuanlan.zhihu.com/p/400962805</text:p>
      <text:p text:style-name="P17"/>
      <text:p text:style-name="P17"><text:span text:style-name="T17">参考 医疗软件https://sourceforge.net/p/xmedcon/code/ci/master/tree/</text:span></text:p>
      <text:p text:style-name="P17"><text:span text:style-name="T56">开代码例子查找网站</text:span></text:p>
      <text:p text:style-name="P17"><text:span text:style-name="T56">https://www.programcreek.com/</text:span></text:p>
      <text:p text:style-name="P17"><text:span text:style-name="T17">20210130---考虑测试一个demo验证绘制文字</text:span></text:p>
      <text:p text:style-name="P17"/>
      <text:p text:style-name="P17"/>
      <text:p text:style-name="P17"/>
      <text:p text:style-name="P17"/>
      <text:p text:style-name="P17"/>
      <text:p text:style-name="P17">QTextLayout</text:p>
      <text:p text:style-name="P17">QTextLine</text:p>
      <text:p text:style-name="P17">更底层的文档布局</text:p>
      <text:p text:style-name="P17"/>
      <text:p text:style-name="P17"><text:span text:style-name="T17"><text:s/>类 KoTextLayoutArea中 看到真正painter的绘制 在drawOverlines( 函数中</text:span></text:p>
      <text:p text:style-name="P17"/>
      <text:p text:style-name="P17">void ODrawToOdf::defineGraphicProperties 是否为文档区的边框</text:p>
      <text:p text:style-name="P17"/>
      <text:p text:style-name="P17">鼠标消息释放 消息代理</text:p>
      <text:p text:style-name="P17">void KWCanvas::mouseReleaseEvent(QMouseEvent *e)</text:p>
      <text:p text:style-name="P17"/>
      <text:p text:style-name="P17">class WORDS_EXPORT KWView : public KoView <text:s/>为文档显示的窗体</text:p>
      <text:p text:style-name="P17"/>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incollection" style:display-name="Bibliography incollection" style:family="paragraph"/>
    <style:style style:name="Bibliography_20inproceedings" style:display-name="Bibliography inproceedings" style:family="paragraph"/>
    <style:style style:name="Bibliography_20www" style:display-name="Bibliography www" style:family="paragraph"/>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Bibliography_20custom4" style:display-name="Bibliography custom4" style:family="paragraph"/>
    <style:style style:name="Bibliography_20custom5" style:display-name="Bibliography custom5" style:family="paragraph"/>
    <style:style style:name="Footnote" style:display-name="Footnote" style:family="paragraph" style:next-style-name=""/>
    <style:style style:name="Endnote" style:display-name="Endnote" style:family="paragraph" style:next-style-name=""/>
    <style:style style:name="Head_203" style:default-outline-level="3" style:display-name="Head 3" style:family="paragraph" style:next-style-name="Standard">
      <style:text-properties fo:font-size="12.000000000000000pt" fo:font-weight="bold"/>
    </style:style>
    <style:style style:name="Head_202" style:default-outline-level="2" style:display-name="Head 2" style:family="paragraph" style:next-style-name="Standard">
      <style:text-properties fo:font-size="16.000000000000000pt" fo:font-weight="bold"/>
    </style:style>
    <style:style style:name="Bullet_20List" style:display-name="Bullet List" style:family="paragraph" style:list-style-name="L6">
      <style:text-properties fo:font-size="12.000000000000000pt"/>
    </style:style>
    <style:style style:name="A1" style:display-name="A1" style:family="paragraph">
      <style:text-properties fo:color="#000000" fo:font-family="Sans Serif" fo:font-size="12.000000000000000pt"/>
    </style:style>
    <style:style style:name="Head_201" style:default-outline-level="1" style:display-name="Head 1" style:family="paragraph" style:next-style-name="Standard">
      <style:text-properties fo:font-size="20.000000000000000pt" fo:font-weight="bold"/>
    </style:style>
    <style:style style:name="Enumerated_20List" style:display-name="Enumerated List" style:family="paragraph" style:list-style-name="L4">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Standard" style:display-name="Standard" style:family="paragraph">
      <style:text-properties fo:font-size="12.000000000000000pt"/>
    </style:style>
    <style:style style:name="Alphabetical_20List" style:display-name="Alphabetical List" style:family="paragraph" style:list-style-name="L5">
      <style:text-properties fo:font-size="12.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Bibliography_20email" style:display-name="Bibliography email" style:family="paragraph"/>
    <style:style style:name="Bibliography_20inbook" style:display-name="Bibliography inbook" style:family="paragraph"/>
    <style:style style:name="Footnote_20anchor" style:display-name="Footnote anchor" style:family="text">
      <style:text-properties style:text-position="super"/>
    </style:style>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5</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2</meta:generator>
    <dc:title/>
    <meta:initial-creator>Unknown</meta:initial-creator>
    <meta:editing-cycles>527</meta:editing-cycles>
    <dc:date>2022-03-02T18:39:03</dc:date>
    <meta:creation-date>2008-08-22T11:41:04</meta:creation-date>
  </office:meta>
</office:document-meta>
</file>